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ransformer.setup( SourceResolver 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t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ransformer.startElement( String uri , String name , String raw , Attributes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lterTransform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